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ditor.ResourceEditor( ResourceLoader resourceLoader , @ Nullable PropertyResolver propertyResolver , boolean ignoreUnresolvablePlaceho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Editor.resolvePath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Editor.ResourceEditor( ResourceLoader resourceLoader , @ Nullable PropertyResolver proper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Editor.getAs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Editor.Resourc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